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63a02" officeooo:paragraph-rsid="001c7a31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63a02" officeooo:paragraph-rsid="002b3dfc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63a02" officeooo:paragraph-rsid="001e96ff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63a02" officeooo:paragraph-rsid="00200ead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63a02" officeooo:paragraph-rsid="002115ba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ff0000" loext:opacity="100%" style:font-name="Libre Franklin Medium" fo:font-size="10pt" fo:language="es" fo:country="ES" fo:font-weight="normal" officeooo:rsid="00b63a02" officeooo:paragraph-rsid="001c7a31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63a02" officeooo:paragraph-rsid="001c7a31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b63a02" officeooo:paragraph-rsid="001c7a31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bff404" officeooo:paragraph-rsid="001c7a31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c8201a" officeooo:paragraph-rsid="001c7a31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1c7a3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2b3df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1e96f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200ea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2115b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2b3df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3c936" officeooo:paragraph-rsid="001c7a3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8201a" officeooo:paragraph-rsid="001c7a3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ff404" officeooo:paragraph-rsid="001c7a3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rsid="00b63a02" officeooo:paragraph-rsid="001c7a31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1c7a31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re Franklin Medium" fo:font-size="10pt" fo:language="es" fo:country="ES" officeooo:paragraph-rsid="001c7a31" style:font-size-asian="8.75pt" style:font-size-complex="10pt"/>
    </style:style>
    <style:style style:name="P26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style:text-underline-style="solid" style:text-underline-width="auto" style:text-underline-color="font-color" fo:font-weight="normal" officeooo:rsid="00bff404" officeooo:paragraph-rsid="001c7a31" style:font-size-asian="8.75pt" style:font-weight-asian="normal" style:font-size-complex="10pt" style:font-weight-complex="normal"/>
    </style:style>
    <style:style style:name="T1" style:family="text">
      <style:text-properties fo:letter-spacing="normal" fo:font-style="normal"/>
    </style:style>
    <style:style style:name="T2" style:family="text">
      <style:text-properties fo:letter-spacing="normal" fo:font-style="normal" officeooo:rsid="00b7d689"/>
    </style:style>
    <style:style style:name="T3" style:family="text">
      <style:text-properties fo:letter-spacing="normal" fo:font-style="normal" officeooo:rsid="00b97603"/>
    </style:style>
    <style:style style:name="T4" style:family="text">
      <style:text-properties fo:letter-spacing="normal" fo:font-style="normal" officeooo:rsid="00bff404"/>
    </style:style>
    <style:style style:name="T5" style:family="text">
      <style:text-properties fo:letter-spacing="normal" fo:font-style="normal" officeooo:rsid="00c3c936"/>
    </style:style>
    <style:style style:name="T6" style:family="text">
      <style:text-properties fo:letter-spacing="normal" fo:font-style="normal" officeooo:rsid="00346aff"/>
    </style:style>
    <style:style style:name="T7" style:family="text">
      <style:text-properties fo:color="#808080" loext:opacity="100%" style:font-name="Libre Franklin Medium" fo:letter-spacing="normal" fo:font-style="normal"/>
    </style:style>
    <style:style style:name="T8" style:family="text">
      <style:text-properties fo:color="#808080" loext:opacity="100%" style:font-name="Libre Franklin Medium" fo:letter-spacing="normal" fo:font-style="normal" officeooo:rsid="00bff404"/>
    </style:style>
    <style:style style:name="T9" style:family="text">
      <style:text-properties fo:color="#808080" loext:opacity="100%" fo:letter-spacing="normal" fo:font-style="normal" officeooo:rsid="00b97603"/>
    </style:style>
    <style:style style:name="T10" style:family="text">
      <style:text-properties style:font-name="Libre Franklin SemiBold" fo:letter-spacing="normal" fo:font-style="normal"/>
    </style:style>
    <style:style style:name="T11" style:family="text">
      <style:text-properties style:font-name="Libre Franklin SemiBold" fo:letter-spacing="normal" fo:font-style="normal" officeooo:rsid="00b97603"/>
    </style:style>
    <style:style style:name="T12" style:family="text">
      <style:text-properties style:font-name="Libre Franklin SemiBold" fo:letter-spacing="normal" fo:font-style="normal" officeooo:rsid="00bff404"/>
    </style:style>
    <style:style style:name="T13" style:family="text">
      <style:text-properties style:font-name="Libre Franklin SemiBold" fo:letter-spacing="normal" fo:font-style="normal" officeooo:rsid="00c3c936"/>
    </style:style>
    <style:style style:name="T14" style:family="text">
      <style:text-properties style:font-name="Libre Franklin SemiBold" fo:letter-spacing="normal" fo:font-style="normal" officeooo:rsid="00c8201a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24e808"/>
    </style:style>
    <style:style style:name="T17" style:family="text">
      <style:text-properties officeooo:rsid="0028fd72"/>
    </style:style>
    <style:style style:name="T18" style:family="text">
      <style:text-properties officeooo:rsid="0031109e"/>
    </style:style>
    <style:style style:name="T19" style:family="text">
      <style:text-properties officeooo:rsid="0031f34a"/>
    </style:style>
    <style:style style:name="T20" style:family="text">
      <style:text-properties officeooo:rsid="00325bfb"/>
    </style:style>
    <style:style style:name="T21" style:family="text">
      <style:text-properties officeooo:rsid="00344ea3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GRÍA, HA NACIDO EL SALVADOR</text:p>
      <text:p text:style-name="P24"><text:span text:style-name="T2">v</text:span><text:span text:style-name="T1">illancico </text:span><text:span text:style-name="T6">Italiano</text:span><text:span text:style-name="T1"> - Lucas 2, 10-16 - Isaías 1, 3</text:span></text:p>
      <text:p text:style-name="P9"/>
      <text:section text:style-name="Sect1" text:name="Sección3">
        <text:p text:style-name="P2"><text:tab/>Fa <text:s text:c="68"/>La</text:p>
        <text:p text:style-name="P12"><text:span text:style-name="T7">A.<text:tab/></text:span><text:span text:style-name="T1">¡ALEGRÍA, ALEGRÍA, ALEGRÍA,</text:span></text:p>
        <text:p text:style-name="P2"><text:tab/> <text:s text:c="17"/>Sib</text:p>
        <text:p text:style-name="P17"><text:tab/>HA NACIDO EL SALVADOR,</text:p>
        <text:p text:style-name="P2"><text:tab/> <text:s text:c="15"/>Reb</text:p>
        <text:p text:style-name="P17"><text:tab/>ACOSTADO EN UN PESEBRE!</text:p>
        <text:p text:style-name="P2"><text:tab/> <text:s text:c="68"/>Do7</text:p>
        <text:p text:style-name="P17"><text:tab/>¡ÉL ES EL CRISTO, EL SEÑOR!</text:p>
        <text:p text:style-name="P3"><text:tab/>Fa <text:s text:c="68"/>La</text:p>
        <text:p text:style-name="P13"><text:span text:style-name="T7"><text:tab/></text:span><text:span text:style-name="T1">¡ALEGRÍA, ALEGRÍA, ALEGRÍA,</text:span></text:p>
        <text:p text:style-name="P3"><text:tab/> <text:s text:c="17"/>Sib</text:p>
        <text:p text:style-name="P18"><text:tab/>HA NACIDO EL SALVADOR,</text:p>
        <text:p text:style-name="P3"><text:tab/> <text:s text:c="15"/>Reb</text:p>
        <text:p text:style-name="P18"><text:tab/>ACOSTADO EN UN PESEBRE!</text:p>
        <text:p text:style-name="P3"><text:tab/> <text:s text:c="68"/>Do</text:p>
        <text:p text:style-name="P18"><text:tab/>¡ÉL ES EL CRISTO, EL SEÑOR!</text:p>
        <text:p text:style-name="P25"/>
        <text:p text:style-name="P2"><text:tab/>Rem <text:s text:c="36"/>Fa</text:p>
        <text:p text:style-name="P22"><text:span text:style-name="T9">S.<text:tab/></text:span><text:span text:style-name="T1">Un ángel vino del cielo</text:span></text:p>
        <text:p text:style-name="P2"><text:tab/> <text:s text:c="5"/><text:span text:style-name="T16">Sol</text:span>m <text:s text:c="18"/><text:span text:style-name="T18">Lam</text:span> <text:s text:c="12"/>Rem</text:p>
        <text:p text:style-name="P23"><text:tab/>trayendo una gran noticia:</text:p>
        <text:p text:style-name="P2"><text:tab/>Solm <text:s text:c="21"/>Rem</text:p>
        <text:p text:style-name="P23"><text:tab/>¡Hoy os ha nacido,</text:p>
        <text:p text:style-name="P8"><text:tab/> <text:s text:c="19"/>La <text:s text:c="24"/>Rem</text:p>
        <text:p text:style-name="P23"><text:tab/>os ha nacido el Salvador!</text:p>
        <text:p text:style-name="P2"><text:tab/>Solm <text:s text:c="28"/>Rem</text:p>
        <text:p text:style-name="P22"><text:span text:style-name="T9">A.<text:tab/></text:span><text:span text:style-name="T10">¡H</text:span><text:span text:style-name="T11">OY</text:span><text:span text:style-name="T10"> </text:span><text:span text:style-name="T11">OS</text:span><text:span text:style-name="T10"> </text:span><text:span text:style-name="T11">HA</text:span><text:span text:style-name="T10"> </text:span><text:span text:style-name="T11">NACIDO</text:span><text:span text:style-name="T10">,</text:span></text:p>
        <text:p text:style-name="P2"><text:tab/> <text:s text:c="26"/>La <text:s text:c="37"/>Rem</text:p>
        <text:p text:style-name="P22"><text:span text:style-name="T11"><text:tab/>OS</text:span><text:span text:style-name="T10"> </text:span><text:span text:style-name="T11">HA</text:span><text:span text:style-name="T10"> </text:span><text:span text:style-name="T11">NACIDO</text:span><text:span text:style-name="T10"> </text:span><text:span text:style-name="T11">EL</text:span><text:span text:style-name="T10"> S</text:span><text:span text:style-name="T11">ALVADOR!</text:span></text:p>
        <text:p text:style-name="P9"/>
        <text:p text:style-name="P2"><text:tab/>Fa <text:s text:c="65"/>La</text:p>
        <text:p text:style-name="P12"><text:span text:style-name="T7">A.<text:tab/></text:span><text:span text:style-name="T1">¡ALEGRÍA, ALEGRÍA, ALEGRÍA...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7"><text:span text:style-name="T1"><text:tab/>Rem <text:s text:c="37"/></text:span><text:span text:style-name="T4"><text:s text:c="6"/></text:span><text:span text:style-name="T1"><text:s text:c="8"/>Fa</text:span></text:p>
        <text:p text:style-name="P22"><text:span text:style-name="T9">S.<text:tab/></text:span><text:span text:style-name="T3">¡Envuelto en blancos pañales</text:span></text:p>
        <text:p text:style-name="P2"><text:tab/> <text:s text:c="13"/><text:span text:style-name="T16">Sol</text:span>m <text:s text:c="10"/><text:span text:style-name="T18">Lam</text:span> <text:s text:c="11"/>Rem</text:p>
        <text:p text:style-name="P23"><text:tab/>y acostado en un pesebre!</text:p>
        <text:p text:style-name="P2"><text:tab/>Solm <text:s text:c="24"/>Rem</text:p>
        <text:p text:style-name="P23"><text:tab/>Esta será la señal</text:p>
        <text:p text:style-name="P2"><text:tab/> <text:s text:c="18"/>La <text:s text:c="20"/>Rem</text:p>
        <text:p text:style-name="P23"><text:tab/>de que Él es el Señor.</text:p>
        <text:p text:style-name="P2"><text:tab/>Solm <text:s text:c="37"/>Rem</text:p>
        <text:p text:style-name="P22"><text:span text:style-name="T9">A.<text:tab/></text:span><text:span text:style-name="T10">E</text:span><text:span text:style-name="T12">STA</text:span><text:span text:style-name="T10"> </text:span><text:span text:style-name="T12">SERÁ</text:span><text:span text:style-name="T10"> </text:span><text:span text:style-name="T12">LA</text:span><text:span text:style-name="T10"> </text:span><text:span text:style-name="T12">SEÑAL</text:span></text:p>
        <text:p text:style-name="P2"><text:tab/> <text:s text:c="22"/>La <text:s text:c="27"/>Rem</text:p>
        <text:p text:style-name="P22"><text:span text:style-name="T12"><text:tab/>DE QUE</text:span><text:span text:style-name="T10"> É</text:span><text:span text:style-name="T12">L</text:span><text:span text:style-name="T10"> </text:span><text:span text:style-name="T12">ES</text:span><text:span text:style-name="T10"> </text:span><text:span text:style-name="T12">EL</text:span><text:span text:style-name="T10"> </text:span><text:span text:style-name="T12">SEÑOR.</text:span></text:p>
        <text:p text:style-name="P10"/>
        <text:p text:style-name="P4"><text:tab/>Fa <text:s text:c="65"/>La</text:p>
        <text:p text:style-name="P14"><text:span text:style-name="T8">A.<text:tab/></text:span><text:span text:style-name="T4">¡ALEGRÍA, ALEGRÍA, ALEGRÍA...</text:span></text:p>
        <text:p text:style-name="P10"/>
        <text:p text:style-name="P2"><text:tab/>Rem <text:s text:c="26"/>Fa</text:p>
        <text:p text:style-name="P22"><text:span text:style-name="T9">S.<text:tab/></text:span><text:span text:style-name="T3">Dejándoles el ángel,</text:span></text:p>
        <text:p text:style-name="P2"><text:tab/> <text:s text:c="12"/><text:span text:style-name="T16">Sol</text:span>m <text:s/><text:span text:style-name="T19">Lam</text:span> <text:s text:c="12"/>Rem</text:p>
        <text:p text:style-name="P23"><text:tab/>se decían unos a otros:</text:p>
        <text:p text:style-name="P2"><text:tab/>Solm <text:s text:c="29"/>Rem</text:p>
        <text:p text:style-name="P23"><text:tab/>Vamos hasta Belén,</text:p>
        <text:p text:style-name="P2"><text:tab/> <text:s text:c="4"/>La <text:s text:c="22"/>Rem</text:p>
        <text:p text:style-name="P23"><text:tab/>a ver al Salvador.</text:p>
        <text:p text:style-name="P2"><text:tab/>Solm <text:s text:c="38"/>Rem</text:p>
        <text:p text:style-name="P22"><text:span text:style-name="T9">A.<text:tab/></text:span><text:span text:style-name="T13">VAMOS HASTA BELÉN</text:span></text:p>
        <text:p text:style-name="P2"><text:tab/> <text:s text:c="8"/>La <text:s text:c="31"/>Rem</text:p>
        <text:p text:style-name="P22"><text:span text:style-name="T13"><text:tab/>A VER AL SALVADOR</text:span><text:span text:style-name="T12">.</text:span></text:p>
        <text:p text:style-name="P10"/>
        <text:p text:style-name="P4"><text:tab/>Fa <text:s text:c="65"/>La</text:p>
        <text:p text:style-name="P14"><text:span text:style-name="T8">A.<text:tab/></text:span><text:span text:style-name="T4">¡ALEGRÍA, ALEGRÍA, ALEGRÍA...</text:span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2"><text:soft-page-break/><text:tab/>Rem <text:s text:c="36"/>Fa</text:p>
        <text:p text:style-name="P22"><text:span text:style-name="T9">S.<text:tab/></text:span><text:span text:style-name="T3">Encontraron a María,</text:span></text:p>
        <text:p text:style-name="P2"><text:tab/> <text:s text:c="18"/><text:span text:style-name="T16">Sol</text:span>m <text:s text:c="4"/><text:span text:style-name="T20">Lam</text:span> <text:s/>Rem</text:p>
        <text:p text:style-name="P23"><text:tab/>y encontraron a José.</text:p>
        <text:p text:style-name="P2"><text:tab/>Solm <text:s text:c="18"/>Rem</text:p>
        <text:p text:style-name="P22"><text:span text:style-name="T5"><text:tab/>A</text:span><text:span text:style-name="T1">l buey, a el burro,</text:span></text:p>
        <text:p text:style-name="P2"><text:tab/> <text:s text:c="9"/>La <text:s text:c="28"/>Rem</text:p>
        <text:p text:style-name="P23"><text:tab/>y al niño, el Enmanuel.</text:p>
        <text:p text:style-name="P2"><text:tab/>Solm <text:s text:c="28"/>Rem</text:p>
        <text:p text:style-name="P22"><text:span text:style-name="T9">A.<text:tab/></text:span><text:span text:style-name="T13">AL BUEY, A EL BURRO</text:span></text:p>
        <text:p text:style-name="P2"><text:tab/> <text:s text:c="13"/>La <text:s text:c="37"/>Rem</text:p>
        <text:p text:style-name="P19"><text:tab/>Y AL NIÑO, EL ENMANUEL.</text:p>
        <text:p text:style-name="P9"/>
        <text:p text:style-name="P5"><text:tab/>Fa <text:s text:c="65"/>La</text:p>
        <text:p text:style-name="P15"><text:span text:style-name="T8">A.<text:tab/></text:span><text:span text:style-name="T4">¡ALEGRÍA, ALEGRÍA, ALEGRÍA...</text:span></text:p>
        <text:p text:style-name="P26"/>
        <text:p text:style-name="P2"><text:tab/>Rem <text:s text:c="41"/>Fa</text:p>
        <text:p text:style-name="P22"><text:span text:style-name="T9">S.<text:tab/></text:span><text:span text:style-name="T3">El buey conoce a su amo,</text:span></text:p>
        <text:p text:style-name="P2"><text:tab/> <text:s text:c="3"/><text:span text:style-name="T17">Sol</text:span>m <text:s text:c="4"/><text:span text:style-name="T21">Lam</text:span> <text:s text:c="10"/>Rem</text:p>
        <text:p text:style-name="P23"><text:tab/>el burro su pesebre.</text:p>
        <text:p text:style-name="P8"><text:tab/><text:span text:style-name="T15">Solm <text:s text:c="30"/>Rem</text:span></text:p>
        <text:p text:style-name="P23"><text:tab/>Pero Israel no conoce,</text:p>
        <text:p text:style-name="P2"><text:tab/> <text:s text:c="14"/>La <text:s text:c="25"/>Rem</text:p>
        <text:p text:style-name="P23"><text:tab/>no conoce a su Señor.</text:p>
        <text:p text:style-name="P2"><text:tab/>Solm <text:s text:c="44"/>Rem</text:p>
        <text:p text:style-name="P22"><text:span text:style-name="T9">A.<text:tab/></text:span><text:span text:style-name="T14">PERO ISRAEL NO CONOCE</text:span><text:span text:style-name="T10">,</text:span></text:p>
        <text:p text:style-name="P2"><text:tab/> <text:s text:c="19"/>La <text:s text:c="32"/>Rem</text:p>
        <text:p text:style-name="P20"><text:tab/>NO CONOCE A SU SEÑOR.</text:p>
        <text:p text:style-name="P11"/>
        <text:p text:style-name="P6"><text:tab/>Fa <text:s text:c="65"/>La</text:p>
        <text:p text:style-name="P16"><text:span text:style-name="T8">A.<text:tab/></text:span><text:span text:style-name="T4">¡ALEGRÍA, ALEGRÍA, ALEGRÍA...</text:span></text:p>
        <text:p text:style-name="P2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44:45.070737579</meta:creation-date>
    <dc:date>2022-10-17T16:00:29.771413296</dc:date>
    <meta:editing-duration>PT34M14S</meta:editing-duration>
    <meta:editing-cycles>20</meta:editing-cycles>
    <meta:generator>LibreOffice/7.3.4.2$Linux_X86_64 LibreOffice_project/30$Build-2</meta:generator>
    <meta:document-statistic meta:table-count="0" meta:image-count="0" meta:object-count="0" meta:page-count="2" meta:paragraph-count="88" meta:word-count="298" meta:character-count="3199" meta:non-whitespace-character-count="1181"/>
  </office:meta>
</office:document-meta>
</file>